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9812F21.png"/>
  <manifest:file-entry manifest:media-type="image/png" manifest:full-path="Pictures/1000000000000320000002581B42268A.png"/>
  <manifest:file-entry manifest:media-type="image/png" manifest:full-path="Pictures/100000000000032000000258217E47D0.png"/>
  <manifest:file-entry manifest:media-type="image/png" manifest:full-path="Pictures/1000000000000640000004B02C5236E4.png"/>
  <manifest:file-entry manifest:media-type="image/png" manifest:full-path="Pictures/1000000000000320000002588695583A.png"/>
  <manifest:file-entry manifest:media-type="image/png" manifest:full-path="Pictures/1000000000000320000002580E1B1ACF.png"/>
  <manifest:file-entry manifest:media-type="image/png" manifest:full-path="Pictures/10000000000003200000025809C7EF31.png"/>
  <manifest:file-entry manifest:media-type="image/png" manifest:full-path="Pictures/100000000000032000000258CA0C59C4.png"/>
  <manifest:file-entry manifest:media-type="image/png" manifest:full-path="Pictures/100000000000032000000258386DF587.png"/>
  <manifest:file-entry manifest:media-type="image/png" manifest:full-path="Pictures/100000000000032000000258AE45E8AA.png"/>
  <manifest:file-entry manifest:media-type="image/png" manifest:full-path="Pictures/100000000000032000000258F6AEE96B.png"/>
  <manifest:file-entry manifest:media-type="image/png" manifest:full-path="Pictures/100000000000032000000258CE27E50E.png"/>
  <manifest:file-entry manifest:media-type="image/png" manifest:full-path="Pictures/100000000000032000000258BA875082.png"/>
  <manifest:file-entry manifest:media-type="image/png" manifest:full-path="Pictures/1000000000000640000004B0EC954AEF.png"/>
  <manifest:file-entry manifest:media-type="image/png" manifest:full-path="Pictures/100000000000032000000258931F8343.png"/>
  <manifest:file-entry manifest:media-type="image/png" manifest:full-path="Pictures/1000000000000320000002582C51995A.png"/>
  <manifest:file-entry manifest:media-type="image/png" manifest:full-path="Pictures/100000000000032000000258EC0B43F6.png"/>
  <manifest:file-entry manifest:media-type="image/png" manifest:full-path="Pictures/100000000000031A00000253E3C857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fo:min-height="3.256cm"/>
    </style:style>
    <style:style style:name="pr2" style:family="presentation" style:parent-style-name="Blue-outline1">
      <style:graphic-properties fo:min-height="13.609cm"/>
    </style:style>
    <style:style style:name="pr3" style:family="presentation" style:parent-style-name="Blue-notes">
      <style:graphic-properties draw:fill-color="#ffffff" draw:auto-grow-height="true" fo:min-height="12.573cm"/>
    </style:style>
    <style:style style:name="pr4" style:family="presentation" style:parent-style-name="Blue-notes">
      <style:graphic-properties draw:fill-color="#ffffff" fo:min-height="12.322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Group Project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Justin Hust</text:p>
              </text:list-item>
              <text:list-item>
                <text:p>Ethan Petuchowski</text:p>
              </text:list-item>
              <text:list-item>
                <text:p>Simon Doty</text:p>
                <text:p/>
              </text:list-item>
              <text:list-item>
                <text:p>LISP Interpreter using JavaCC and jjTree</text:p>
              </text:list-item>
              <text:list-item>
                <text:p>SQL Subquery in ReL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Lisp Interpreter Overview</text:p>
          </draw:text-box>
        </draw:frame>
        <draw:frame presentation:style-name="pr2" draw:layer="layout" svg:width="25.199cm" svg:height="13.609cm" svg:x="1.471cm" svg:y="4.806cm" presentation:class="outline" presentation:user-transformed="true">
          <draw:text-box>
            <text:list text:style-name="L2">
              <text:list-item>
                <text:p>Created LISP interpreter by building an <text:span text:style-name="T1">Abstract Syntax Tree</text:span> that is <text:span text:style-name="T1">visitable.</text:span></text:p>
              </text:list-item>
              <text:list-item>
                <text:p>A different node type for each terminal, non-terminal gets hung on the AST.</text:p>
              </text:list-item>
              <text:list-item>
                <text:p>Uses three visitors – displayAST, build environment, interpret.</text:p>
              </text:list-item>
              <text:list-item>
                <text:p>Modes for static and dynamic scoping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draw:frame presentation:style-name="pr1" draw:layer="layout" svg:width="25.199cm" svg:height="3.256cm" svg:x="1.301cm" svg:y="0.125cm" presentation:class="title">
          <draw:text-box>
            <text:p>AST Node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ASTIdentifier <text:s text:c="9"/>x, y, f</text:p>
              </text:list-item>
              <text:list-item>
                <text:p>ASTNum <text:s text:c="15"/>1000, 3.14</text:p>
              </text:list-item>
              <text:list-item>
                <text:p>ASTArithExpr <text:s text:c="9"/>(+ 4 3)</text:p>
              </text:list-item>
              <text:list-item>
                <text:p>ASTLambdaExpr <text:s text:c="3"/>(lambda (x) (+ x 3))</text:p>
                <text:p/>
                <text:p>Function Application:</text:p>
              </text:list-item>
              <text:list-item>
                <text:p>ASTFunctionExpr <text:s text:c="2"/>((lambda (y) (+ y y)) 5)</text:p>
              </text:list-item>
              <text:list-item>
                <text:p>ASTNamedFunctionApp <text:s text:c="3"/>(f 5)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draw:frame presentation:style-name="pr1" draw:layer="layout" svg:width="25.199cm" svg:height="3.256cm" svg:x="1.301cm" svg:y="0.125cm" presentation:class="title">
          <draw:text-box>
            <text:p>AST Print Visitor</text:p>
          </draw:text-box>
        </draw:frame>
        <draw:frame presentation:style-name="pr2" draw:layer="layout" svg:width="25.199cm" svg:height="13.609cm" svg:x="1.349cm" svg:y="4.928cm" presentation:class="outline" presentation:user-transformed="true">
          <draw:text-box>
            <text:list text:style-name="L2">
              <text:list-item>
                <text:p>Visitor for AST Printing</text:p>
              </text:list-item>
              <text:list-item>
                <text:p>Displays abstract syntax for nodes</text:p>
              </text:list-item>
            </text:list>
          </draw:text-box>
        </draw:frame>
        <draw:frame draw:style-name="gr2" draw:text-style-name="P1" draw:layer="layout" svg:width="16.908cm" svg:height="10.16cm" svg:x="4.682cm" svg:y="9.525cm">
          <draw:image xlink:href="../Screen%20Shot%202012-11-25%20at%2011.52.01%20AM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draw:frame presentation:style-name="pr1" draw:layer="layout" svg:width="25.199cm" svg:height="3.256cm" svg:x="1.301cm" svg:y="0.125cm" presentation:class="title">
          <draw:text-box>
            <text:p>Interpret Visitor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terpret visitor visits each node and (eagerly) evaluates.</text:p>
              </text:list-item>
              <text:list-item>
                <text:p>Visitor takes scoping mode parameter.</text:p>
              </text:list-item>
              <text:list-item>
                <text:p>Preprocesses all lets to lambdas.</text:p>
              </text:list-item>
              <text:list-item>
                <text:p>Saves deferred substitutions as an <text:span text:style-name="T1">ArrayList </text:span><text:span text:style-name="T2">of </text:span><text:span text:style-name="T1">TreeMap</text:span><text:span text:style-name="T2">s ( e.g. x → 5 ; f → (lambda (y) y) <text:s/>)</text:span></text:p>
              </text:list-item>
            </text:list>
          </draw:text-box>
        </draw:frame>
        <draw:frame draw:style-name="gr2" draw:text-style-name="P1" draw:layer="layout" svg:width="22.225cm" svg:height="2.54cm" svg:x="3.175cm" svg:y="14.605cm">
          <draw:image xlink:href="../Screen%20Shot%202012-11-25%20at%201.20.37%20PM.png" xlink:type="simple" xlink:show="embed" xlink:actuate="onLoad">
            <text:p/>
          </draw:image>
        </draw:frame>
        <draw:frame draw:style-name="gr2" draw:text-style-name="P1" draw:layer="layout" svg:width="15.211cm" svg:height="2.54cm" svg:x="5.715cm" svg:y="17.78cm">
          <draw:image xlink:href="../Screen%20Shot%202012-11-25%20at%201.21.14%20PM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draw:frame presentation:style-name="pr1" draw:layer="layout" svg:width="25.199cm" svg:height="3.256cm" svg:x="1.301cm" svg:y="0.125cm" presentation:class="title">
          <draw:text-box>
            <text:p>Environment Visitor</text:p>
          </draw:text-box>
        </draw:frame>
        <draw:frame presentation:style-name="pr2" draw:layer="layout" svg:width="25.199cm" svg:height="13.609cm" svg:x="1.27cm" svg:y="4.806cm" presentation:class="outline" presentation:user-transformed="true">
          <draw:text-box>
            <text:list text:style-name="L2">
              <text:list-item>
                <text:p>Builds environment with FAE-like syntax.</text:p>
              </text:list-item>
            </text:list>
          </draw:text-box>
        </draw:frame>
        <draw:frame draw:style-name="gr2" draw:text-style-name="P1" draw:layer="layout" svg:width="24.13cm" svg:height="5.08cm" svg:x="2.54cm" svg:y="10.16cm">
          <draw:image xlink:href="../Screen%20Shot%202012-11-25%20at%201.21.57%20PM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draw:frame presentation:style-name="pr1" draw:layer="layout" svg:width="25.199cm" svg:height="3.256cm" svg:x="1.301cm" svg:y="0.125cm" presentation:class="title" presentation:user-transformed="true">
          <draw:text-box>
            <text:p>SQL Subquery in ReL</text:p>
          </draw:text-box>
        </draw:frame>
        <draw:frame presentation:style-name="pr2" draw:layer="layout" svg:width="25.199cm" svg:height="14.878cm" svg:x="1.27cm" svg:y="4.806cm" presentation:class="outline" presentation:user-transformed="true">
          <draw:text-box>
            <text:list text:style-name="L2">
              <text:list-item>
                <text:p>Modified <text:span text:style-name="T1">Python.g</text:span> to recognize subselect inside of WHERE clause.</text:p>
                <text:list>
                  <text:list-item>
                    <text:p>Creates sqlsubquery node when it sees SELECT keyword.</text:p>
                  </text:list-item>
                </text:list>
              </text:list-item>
              <text:list-item>
                <text:p>Modified <text:span text:style-name="T1">SQLVisitor.java</text:span><text:span text:style-name="T2"> subSelect() method.</text:span></text:p>
                <text:list>
                  <text:list-item>
                    <text:p><text:span text:style-name="T2">Cleans up subselect statement, casts to jsqlparser Select statement, and adds to ArrayList of </text:span><text:span text:style-name="T1">subselects.</text:span></text:p>
                  </text:list-item>
                </text:list>
              </text:list-item>
              <text:list-item>
                <text:p><text:span text:style-name="T2">Calls </text:span><text:span text:style-name="T1">getSelect( )</text:span><text:span text:style-name="T2"> on main select statement and again on each subselect statement using a </text:span><text:span text:style-name="T1">new instance of SQLVisitor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draw:frame presentation:style-name="pr1" draw:layer="layout" svg:width="25.199cm" svg:height="3.256cm" svg:x="1.301cm" svg:y="0.125cm" presentation:class="title" presentation:user-transformed="true">
          <draw:text-box>
            <text:p>SQL Subquery in ReL (cont')</text:p>
          </draw:text-box>
        </draw:frame>
        <draw:frame presentation:style-name="pr2" draw:layer="layout" svg:width="25.199cm" svg:height="13.609cm" svg:x="1.27cm" svg:y="5.08cm" presentation:class="outline" presentation:user-transformed="true">
          <draw:text-box>
            <text:list text:style-name="L2">
              <text:list-item>
                <text:p>Now that ArrayList of subselects has elements, SQL to RDF conversion is different.</text:p>
                <text:list>
                  <text:list-item>
                    <text:p>If “subselects” list has elements, WHERE clause must operate on the result from the subquery.</text:p>
                    <text:list>
                      <text:list-item>
                        <text:p>e.g. &lt;select&gt; <text:span text:style-name="T1">WHERE TYPEID_PETS in &lt;subselect&gt;</text:span>… </text:p>
                      </text:list-item>
                    </text:list>
                  </text:list-item>
                  <text:list-item>
                    <text:p>WHERE clauses without subqueries are added to the “filters” list as befo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aqua1" xlink:href="Pictures/100000000000031A00000253E3C857B3.png" xlink:type="simple" xlink:show="embed" xlink:actuate="onLoad"/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greenlines" xlink:href="Pictures/1000000000000320000002582C51995A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ein" style:repeat="stretch"/>
    </style:style>
    <style:style style:name="Mdp5" style:family="drawing-page">
      <style:drawing-page-properties draw:background-size="border" draw:fill="bitmap" draw:fill-image-name="ashapes6" style:repeat="stretch"/>
    </style:style>
    <style:style style:name="Mdp6" style:family="drawing-page">
      <style:drawing-page-properties draw:background-size="border" draw:fill="bitmap" draw:fill-image-name="tunnel_5f_box" draw:fill-image-width="0cm" draw:fill-image-height="0cm"/>
    </style:style>
    <style:style style:name="Mdp7" style:family="drawing-page">
      <style:drawing-page-properties draw:background-size="border" draw:fill="bitmap" draw:fill-image-name="paper4" style:repeat="stretch"/>
    </style:style>
    <style:style style:name="Mdp8" style:family="drawing-page">
      <style:drawing-page-properties draw:background-size="border" draw:fill="bitmap" draw:fill-image-name="aqua1" draw:fill-image-width="0cm" draw:fill-image-height="0cm"/>
    </style:style>
    <style:style style:name="Mdp9" style:family="drawing-page">
      <style:drawing-page-properties draw:background-size="border" draw:fill="bitmap" draw:fill-image-name="bluegrad" draw:fill-image-width="0cm" draw:fill-image-height="0cm"/>
    </style:style>
    <style:style style:name="Mdp10" style:family="drawing-page">
      <style:drawing-page-properties draw:background-size="border" draw:fill="bitmap" draw:fill-image-name="rectangles3" style:repeat="stretch"/>
    </style:style>
    <style:style style:name="Mdp11" style:family="drawing-page">
      <style:drawing-page-properties draw:background-size="border" draw:fill="bitmap" draw:fill-image-name="ashapes" style:repeat="stretch"/>
    </style:style>
    <style:style style:name="Mdp12" style:family="drawing-page">
      <style:drawing-page-properties draw:background-size="border" draw:fill="bitmap" draw:fill-image-name="bluelines2" draw:fill-image-width="0cm" draw:fill-image-height="0cm"/>
    </style:style>
    <style:style style:name="Mdp13" style:family="drawing-page">
      <style:drawing-page-properties draw:background-size="border" draw:fill="bitmap" draw:fill-image-name="bluetitledown" style:repeat="stretch"/>
    </style:style>
    <style:style style:name="Mdp14" style:family="drawing-page">
      <style:drawing-page-properties draw:background-size="border" draw:fill="bitmap" draw:fill-image-name="greenlines" style:repeat="stretch"/>
    </style:style>
    <style:style style:name="Mdp15" style:family="drawing-page">
      <style:drawing-page-properties draw:background-size="border" draw:fill="bitmap" draw:fill-image-name="bluelinesdark" style:repeat="stretch"/>
    </style:style>
    <style:style style:name="Mdp16" style:family="drawing-page">
      <style:drawing-page-properties draw:background-size="border" draw:fill="bitmap" draw:fill-image-name="organic" style:repeat="stretch"/>
    </style:style>
    <style:style style:name="Mdp17" style:family="drawing-page">
      <style:drawing-page-properties draw:background-size="border" draw:fill="bitmap" draw:fill-image-name="numbers3" style:repeat="stretch"/>
    </style:style>
    <style:style style:name="Mdp18" style:family="drawing-page">
      <style:drawing-page-properties draw:background-size="border" draw:fill="bitmap" draw:fill-image-name="zen_5f_tausta" draw:fill-image-width="100%" draw:fill-image-height="100%"/>
    </style:style>
    <style:style style:name="Mdp19" style:family="drawing-page">
      <style:drawing-page-properties draw:background-size="border" draw:fill="bitmap" draw:fill-image-name="Blue" draw:fill-image-width="100%" draw:fill-image-height="100%"/>
    </style:style>
    <style:style style:name="Mdp2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tunnel-title">
      <style:graphic-properties draw:fill-color="#ffffff" draw:auto-grow-height="false" fo:min-height="3.507cm"/>
    </style:style>
    <style:style style:name="Mpr17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1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22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36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39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40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41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42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43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4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4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4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48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49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51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52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53" style:family="presentation" style:parent-style-name="harmaa2-title">
      <style:graphic-properties draw:fill-color="#ffffff" draw:auto-grow-height="false" fo:min-height="3.507cm"/>
    </style:style>
    <style:style style:name="Mpr54" style:family="presentation" style:parent-style-name="harmaa2-outline1">
      <style:graphic-properties draw:fill-color="#ffffff" draw:auto-grow-height="false" fo:min-height="13.86cm"/>
    </style:style>
    <style:style style:name="Mpr55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56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7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58" style:family="presentation" style:parent-style-name="Blue-title">
      <style:graphic-properties draw:fill-color="#ffffff" draw:auto-grow-height="false" fo:min-height="3.507cm"/>
    </style:style>
    <style:style style:name="Mpr59" style:family="presentation" style:parent-style-name="Blue-outline1">
      <style:graphic-properties draw:fill-color="#ffffff" draw:auto-grow-height="false" fo:min-height="13.86cm"/>
    </style:style>
    <style:style style:name="Mpr60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61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62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0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4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5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3.86cm" svg:x="3.5cm" svg:y="5.914cm" presentation:class="outline" presentation:placeholder="true">
        <draw:text-box/>
      </draw:frame>
      <draw:frame presentation:style-name="Mpr13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6">
      <draw:frame presentation:style-name="Mpr16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17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7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20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8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23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9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2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10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6.917cm" svg:x="1.4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10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11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3.86cm" svg:x="2.2cm" svg:y="5.5cm" presentation:class="outline" presentation:placeholder="true">
        <draw:text-box/>
      </draw:frame>
      <draw:frame presentation:style-name="Mpr32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32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12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3.86cm" svg:x="1.4cm" svg:y="6cm" presentation:class="outline" presentation:placeholder="true">
        <draw:text-box/>
      </draw:frame>
      <draw:frame presentation:style-name="Mpr3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3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3.86cm" svg:x="1.4cm" svg:y="2.2cm" presentation:class="outline" presentation:placeholder="true">
        <draw:text-box/>
      </draw:frame>
      <draw:frame presentation:style-name="Mpr38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38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38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14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3.86cm" svg:x="1.4cm" svg:y="5.714cm" presentation:class="outline" presentation:placeholder="true">
        <draw:text-box/>
      </draw:frame>
      <draw:frame presentation:style-name="Mpr41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1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1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2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3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3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3.86cm" svg:x="1.4cm" svg:y="2.2cm" presentation:class="outline" presentation:placeholder="true">
        <draw:text-box/>
      </draw:frame>
      <draw:frame presentation:style-name="Mpr38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38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38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5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4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16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3.86cm" svg:x="2.5cm" svg:y="5.514cm" presentation:class="outline" presentation:placeholder="true">
        <draw:text-box/>
      </draw:frame>
      <draw:frame presentation:style-name="Mpr47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47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47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17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3.86cm" svg:x="2cm" svg:y="5.314cm" presentation:class="outline" presentation:placeholder="true">
        <draw:text-box/>
      </draw:frame>
      <draw:frame presentation:style-name="Mpr50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50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50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5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18">
      <draw:frame presentation:style-name="Mpr53" draw:text-style-name="MP7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54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5" draw:text-style-name="MP4" draw:layer="backgroundobjects" svg:width="6.523cm" svg:height="0.5cm" svg:x="11.261cm" svg:y="20.5cm" presentation:class="date-time">
        <draw:text-box>
          <text:p text:style-name="MP4"><text:span text:style-name="MT2"><presentation:date-time/></text:span></text:p>
        </draw:text-box>
      </draw:frame>
      <draw:frame presentation:style-name="Mpr55" draw:text-style-name="MP5" draw:layer="backgroundobjects" svg:width="8.875cm" svg:height="0.5cm" svg:x="0.5cm" svg:y="20.5cm" presentation:class="footer">
        <draw:text-box>
          <text:p text:style-name="MP5"><text:span text:style-name="MT2"><presentation:footer/></text:span></text:p>
        </draw:text-box>
      </draw:frame>
      <draw:frame presentation:style-name="Mpr55" draw:text-style-name="MP6" draw:layer="backgroundobjects" svg:width="6.523cm" svg:height="0.5cm" svg:x="20cm" svg:y="20.5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5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6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57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19">
      <draw:frame presentation:style-name="Mpr5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9" draw:text-style-name="MP8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6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0" draw:text-style-name="MP6" draw:layer="backgroundobjects" svg:width="6.523cm" svg:height="1.448cm" svg:x="20.075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4" draw:layer="backgroundobjects" svg:width="9.368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61" draw:text-style-name="MP6" draw:layer="backgroundobjects" svg:width="9.368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2" draw:text-style-name="MP4" draw:layer="backgroundobjects" svg:width="9.368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2" draw:text-style-name="MP6" draw:layer="backgroundobjects" svg:width="9.368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ustin Hust</meta:initial-creator>
    <meta:creation-date>2012-10-30T12:26:26</meta:creation-date>
    <meta:editing-duration>PT03H49M17S</meta:editing-duration>
    <meta:editing-cycles>12</meta:editing-cycles>
    <dc:date>2012-11-25T15:24:13</dc:date>
    <dc:creator>Justin H</dc:creator>
    <meta:generator>OpenOffice.org/3.2$Unix OpenOffice.org_project/320m18$Build-9502</meta:generator>
    <meta:document-statistic meta:object-count="288"/>
  </office:meta>
</office:document-meta>
</file>